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0a0fcb" officeooo:paragraph-rsid="000a0fcb" style:font-style-asian="italic" style:font-style-complex="italic"/>
    </style:style>
    <style:style style:name="P2" style:family="paragraph" style:parent-style-name="Standard">
      <style:text-properties fo:font-style="normal" style:text-underline-style="none" officeooo:rsid="000a0fcb" officeooo:paragraph-rsid="000a0fcb" style:font-style-asian="normal" style:font-style-complex="normal"/>
    </style:style>
    <style:style style:name="P3" style:family="paragraph" style:parent-style-name="Standard">
      <style:text-properties fo:font-style="normal" style:text-underline-style="none" officeooo:rsid="000a32ce" officeooo:paragraph-rsid="000a32ce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bc465" officeooo:paragraph-rsid="000bc465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d0d24" officeooo:paragraph-rsid="000d0d24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0d6e47" officeooo:paragraph-rsid="000d6e47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0f6d77" officeooo:paragraph-rsid="000f6d77" style:font-style-asian="normal" style:font-style-complex="normal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>
      <style:text-properties fo:font-style="normal" style:text-underline-style="none" officeooo:rsid="001130b4" officeooo:paragraph-rsid="001130b4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11ab0e" officeooo:paragraph-rsid="0011ab0e" style:font-style-asian="normal" style:font-style-complex="normal"/>
    </style:style>
    <style:style style:name="P21" style:family="paragraph" style:parent-style-name="Text_20_body">
      <style:text-properties officeooo:rsid="000f6d77" officeooo:paragraph-rsid="000f6d77"/>
    </style:style>
    <style:style style:name="P22" style:family="paragraph" style:parent-style-name="Text_20_body">
      <style:text-properties officeooo:rsid="000f7364" officeooo:paragraph-rsid="000f7364"/>
    </style:style>
    <style:style style:name="P23" style:family="paragraph" style:parent-style-name="Text_20_body">
      <style:text-properties fo:font-style="italic" style:text-underline-style="solid" style:text-underline-width="auto" style:text-underline-color="font-color" officeooo:rsid="001130b4" officeooo:paragraph-rsid="001130b4" style:font-style-asian="italic" style:font-style-complex="italic"/>
    </style:style>
    <style:style style:name="T1" style:family="text">
      <style:text-properties officeooo:rsid="000a32ce"/>
    </style:style>
    <style:style style:name="T2" style:family="text">
      <style:text-properties officeooo:rsid="000bc465"/>
    </style:style>
    <style:style style:name="T3" style:family="text">
      <style:text-properties officeooo:rsid="000f6d77"/>
    </style:style>
    <style:style style:name="T4" style:family="text">
      <style:text-properties fo:font-weight="bold"/>
    </style:style>
    <style:style style:name="T5" style:family="text">
      <style:text-properties officeooo:rsid="0011ab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13/2022 @ 17:24</text:p>
      <text:p text:style-name="P2"><text:s text:c="2"/>Since I haven’t heard back from Andy nor Ara (Green lighting our Deliverables) I figured I would just go ahead and start on it anyways.</text:p>
      <text:p text:style-name="P2"/>
      <text:p text:style-name="P2"><text:s text:c="2"/>Since Li-Po battery are susceptible to extreme weather, the goal is:</text:p>
      <text:p text:style-name="P2"><text:tab/>- <text:span text:style-name="T1">Find some sort of method of protecting the battery.</text:span></text:p>
      <text:p text:style-name="P2"/>
      <text:p text:style-name="P2"><text:tab/>- <text:span text:style-name="T1">A system that can take BOTH the solar panel and battery</text:span></text:p>
      <text:p text:style-name="P2"><text:tab/><text:tab/><text:span text:style-name="T1">** Needs to be able to charge the battery and condition to maintain battery <text:tab/><text:tab/> <text:s text:c="4"/>temps.</text:span></text:p>
      <text:p text:style-name="P2"/>
      <text:p text:style-name="P3">With these in mind, I’ll look over some starting leads on protecting the battery.</text:p>
      <text:p text:style-name="P3"/>
      <text:p text:style-name="P3">1. <text:a xlink:type="simple" xlink:href="https://www.batteryspace.com/protection-circuit-module-pcb-for-3-7v-li-ion-battery-5-0a-limit-with-ntc-thermistor.aspx?gclid=EAIaIQobChMIjrix45HE9gIVbXxvBB184gV-EAQYASABEgICEPD_BwE" text:style-name="Internet_20_link" text:visited-style-name="Visited_20_Internet_20_Link">https://www.batteryspace.com/protection-circuit-module-pcb-for-3-7v-li-ion-battery-5-0a-limit-with-ntc-thermistor.aspx?gclid=EAIaIQobChMIjrix45HE9gIVbXxvBB184gV-EAQYASABEgICEPD_BwE</text:a></text:p>
      <text:p text:style-name="P3"><text:s text:c="2"/><text:span text:style-name="T2">This is a more of a specific item rather than a general swath of them to choose over.</text:span></text:p>
      <text:p text:style-name="P3"/>
      <text:p text:style-name="P4">2. <text:a xlink:type="simple" xlink:href="https://www.batteryspace.com/pcmforli-coli-mn-nibatterypacks.aspx" text:style-name="Internet_20_link" text:visited-style-name="Visited_20_Internet_20_Link">https://www.batteryspace.com/pcmforli-coli-mn-nibatterypacks.aspx</text:a></text:p>
      <text:p text:style-name="P4"><text:s text:c="2"/>This is the swath of choices I can look over to choose a proper protection module.</text:p>
      <text:p text:style-name="P4"/>
      <text:p text:style-name="P4">3. <text:a xlink:type="simple" xlink:href="https://www.batteryspace.com/pcbfor37vpack.aspx" text:style-name="Internet_20_link" text:visited-style-name="Visited_20_Internet_20_Link">https://www.batteryspace.com/pcbfor37vpack.aspx</text:a></text:p>
      <text:p text:style-name="P4"><text:s text:c="2"/>These are the choices for a 3.7V system. <text:s/>Since we are using an Arduino board that uses 3.7V.</text:p>
      <text:p text:style-name="P4"/>
      <text:p text:style-name="P5">4. <text:a xlink:type="simple" xlink:href="https://www.batteryspace.com/protection-circuit-module-pcb-for-1s-3-6-3-7v-li-ion-battery-pack-at-15a-limited-for-20700-21700-size-cell.aspx" text:style-name="Internet_20_link" text:visited-style-name="Visited_20_Internet_20_Link">https://www.batteryspace.com/protection-circuit-module-pcb-for-1s-3-6-3-7v-li-ion-battery-pack-at-15a-limited-for-20700-21700-size-cell.aspx</text:a></text:p>
      <text:p text:style-name="P5"><text:s text:c="2"/>Glancing over the numbers, this may be a good choice. <text:s/>I’ll need to delve deeper into this.</text:p>
      <text:p text:style-name="P5"/>
      <text:p text:style-name="P5">A. <text:a xlink:type="simple" xlink:href="https://www.epectec.com/batteries/protection-circuit-modules.html" text:style-name="Internet_20_link" text:visited-style-name="Visited_20_Internet_20_Link">https://www.epectec.com/batteries/protection-circuit-modules.html</text:a></text:p>
      <text:p text:style-name="P5"><text:s text:c="2"/>A bit of insight into Protection Modules.</text:p>
      <text:p text:style-name="P5"/>
      <text:p text:style-name="P6">Now I am looking for a method to combine the solar panel to the battery.</text:p>
      <text:p text:style-name="P6"/>
      <text:p text:style-name="P6">1. <text:a xlink:type="simple" xlink:href="https://www.amazon.com/Management-Maintainer-Connection-Protection-Low-Power/dp/B088QFMCMV?th=1" text:style-name="Internet_20_link" text:visited-style-name="Visited_20_Internet_20_Link">https://www.amazon.com/Management-Maintainer-Connection-Protection-Low-Power/dp/B088QFMCMV?th=1</text:a></text:p>
      <text:p text:style-name="P6"><text:s text:c="2"/>This initially looks like something we’ll need to make it happen. <text:s/>This is bringing up the question of battery capacity if implementing this is relatively straight forward. <text:s/><text:span text:style-name="T3">This one specifically may not be ideal since it has more features than we need. <text:s/>It also has a provision to plug in a 3.7V battery.</text:span></text:p>
      <text:p text:style-name="P6"/>
      <text:p text:style-name="P7">This is the specs for this module:</text:p>
      <text:p text:style-name="P7"/>
      <text:list xml:id="list96991835" text:style-name="L1">
        <text:list-item>
          <text:p text:style-name="P8">Solar panel input voltage (SOLAR IN): 6V~24V </text:p>
        </text:list-item>
      </text:list>
      <text:list xml:id="list2377135626" text:style-name="L2">
        <text:list-item>
          <text:p text:style-name="P9">Micro USB input voltage (USB IN): 5V </text:p>
        </text:list-item>
      </text:list>
      <text:list xml:id="list602916309" text:style-name="L3">
        <text:list-item>
          <text:p text:style-name="P10">Pinheader / USB output (USB OUT): 5V 1A </text:p>
        </text:list-item>
      </text:list>
      <text:list xml:id="list3624099545" text:style-name="L4">
        <text:list-item>
          <text:p text:style-name="P11">Charging cutoff voltage: 4.2V±1％ </text:p>
        </text:list-item>
      </text:list>
      <text:list xml:id="list2342151250" text:style-name="L5">
        <text:list-item>
          <text:p text:style-name="P12">Over discharging protection voltage: 2.9V±1％ </text:p>
        </text:list-item>
      </text:list>
      <text:list xml:id="list2100652160" text:style-name="L6">
        <text:list-item>
          <text:p text:style-name="P13">Solar panel charge efficiency:: ~78% </text:p>
        </text:list-item>
      </text:list>
      <text:list xml:id="list441255640" text:style-name="L7">
        <text:list-item>
          <text:p text:style-name="P14"><text:soft-page-break/>USB charge efficiency:: ~82% </text:p>
        </text:list-item>
      </text:list>
      <text:list xml:id="list455942168" text:style-name="L8">
        <text:list-item>
          <text:p text:style-name="P15">3.7V battery boost output efficiency: ~86% </text:p>
        </text:list-item>
      </text:list>
      <text:list xml:id="list1027235281" text:style-name="L9">
        <text:list-item>
          <text:p text:style-name="P16">Max quiescent current: &lt;2mA </text:p>
        </text:list-item>
      </text:list>
      <text:list xml:id="list4181402800" text:style-name="L10">
        <text:list-item>
          <text:p text:style-name="P17">Operating temperature: -40℃~85℃ </text:p>
        </text:list-item>
      </text:list>
      <text:list xml:id="list1942051829" text:style-name="L11">
        <text:list-item>
          <text:p text:style-name="P18">Dimension: 65.2mm × 56.2mm × 22.9mm <text:span text:style-name="T4">Package Content</text:span><text:line-break/>Solar Power Manager x1 </text:p>
        </text:list-item>
      </text:list>
      <text:p text:style-name="Text_20_body"/>
      <text:p text:style-name="P21">This module requires a solar panel requires a 6V – 24V. (Keep this in mind when choosing a panel.)</text:p>
      <text:p text:style-name="P21">Based on some Q&amp;A’s, 5W seems to be the number to hit from the solar panel.</text:p>
      <text:p text:style-name="P22">2. <text:a xlink:type="simple" xlink:href="https://www.dfrobot.com/search-Solar.html" text:style-name="Internet_20_link" text:visited-style-name="Visited_20_Internet_20_Link">https://www.dfrobot.com/search-Solar.html</text:a></text:p>
      <text:p text:style-name="P22">After more searching, it led me to this site to choose a module that can manage both Solar and Battery inputs and a USB output.</text:p>
      <text:p text:style-name="P22"/>
      <text:p text:style-name="P22">3. <text:a xlink:type="simple" xlink:href="https://www.dfrobot.com/product-2000.html" text:style-name="Internet_20_link" text:visited-style-name="Visited_20_Internet_20_Link">https://www.dfrobot.com/product-2000.html</text:a></text:p>
      <text:p text:style-name="P22"><text:s text:c="2"/>This one in particular looks to be a good candidate.</text:p>
      <text:p text:style-name="P22">4. <text:a xlink:type="simple" xlink:href="https://www.dfrobot.com/product-1781.html" text:style-name="Internet_20_link" text:visited-style-name="Visited_20_Internet_20_Link">https://www.dfrobot.com/product-1781.html</text:a></text:p>
      <text:p text:style-name="P22"><text:s text:c="2"/>This one could work as well, but there could be an issue with power output. <text:s/>Packaging would be easier with this one than the other one.</text:p>
      <text:p text:style-name="P22">**Between 3 &amp; 4, 3 can output a regulated 5V 1A while 4 can only output a max of 3.3V 90mA (0.09A).</text:p>
      <text:p text:style-name="P22"/>
      <text:p text:style-name="P23">Tangents</text:p>
      <text:p text:style-name="P19">I ran into this: <text:a xlink:type="simple" xlink:href="https://www.dfrobot.com/product-2282.html" text:style-name="Internet_20_link" text:visited-style-name="Visited_20_Internet_20_Link">https://www.dfrobot.com/product-2282.html</text:a> This would seem like a decent sensor type since it <text:span text:style-name="T5">works against interference, but it seems to have caveats: It’s designed for human detection and the operating temperature is not ideal (-40C – 85C).</text:span></text:p>
      <text:p text:style-name="P19"/>
      <text:p text:style-name="P20">STOP 3/13/2022 @ 18:5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18:57:24.882000000</dc:date>
    <meta:editing-duration>PT11M32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44" meta:word-count="497" meta:character-count="3399" meta:non-whitespace-character-count="2909"/>
  </office:meta>
</office:document-meta>
</file>